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5dbb" officeooo:paragraph-rsid="000a5dbb"/>
    </style:style>
    <style:style style:name="P2" style:family="paragraph" style:parent-style-name="Standard">
      <style:text-properties officeooo:rsid="000b348a" officeooo:paragraph-rsid="000b348a"/>
    </style:style>
    <style:style style:name="P3" style:family="paragraph" style:parent-style-name="Standard">
      <style:text-properties officeooo:rsid="000c0ea6" officeooo:paragraph-rsid="000c0ea6"/>
    </style:style>
    <style:style style:name="P4" style:family="paragraph" style:parent-style-name="Standard">
      <style:text-properties officeooo:rsid="000c191d" officeooo:paragraph-rsid="000c191d"/>
    </style:style>
    <style:style style:name="P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a5dbb" officeooo:paragraph-rsid="000a5dbb"/>
    </style:style>
    <style:style style:name="P6" style:family="paragraph" style:parent-style-name="Standard">
      <style:text-properties officeooo:rsid="000a5dbb" officeooo:paragraph-rsid="000a5dbb"/>
    </style:style>
    <style:style style:name="P7" style:family="paragraph" style:parent-style-name="Standard">
      <style:text-properties officeooo:rsid="000c684f" officeooo:paragraph-rsid="000c684f"/>
    </style:style>
    <style:style style:name="T1" style:family="text">
      <style:text-properties officeooo:rsid="000b348a"/>
    </style:style>
    <style:style style:name="T2" style:family="text">
      <style:text-properties officeooo:rsid="000c0e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omios:</text:p>
      <text:p text:style-name="P1"/>
      <text:p text:style-name="P1">Habéis hecho alguna vez análisis sintáctico, ¿verdad?</text:p>
      <text:p text:style-name="P1"/>
      <text:p text:style-name="P1">Frase 1) El gato de mi vecino es rojo.</text:p>
      <text:p text:style-name="P1"/>
      <text:p text:style-name="P1">Frase 2) Él es blanco.</text:p>
      <text:p text:style-name="P1"/>
      <text:p text:style-name="P1">¿En la segunda frase entiendes que es el gato de tu vecino? No, verdad? Xk son frases distintas. Cada frase tiene su contexto y no las mezclamos. <text:s/></text:p>
      <text:p text:style-name="P1"/>
      <text:p text:style-name="P1">Ejemplo 1) <text:tab/><text:tab/><text:tab/><text:tab/><text:tab/>Ejemplo 2)</text:p>
      <text:p text:style-name="P1">La edad de Gloria: x<text:tab/><text:tab/><text:tab/><text:tab/>Mi edad: x</text:p>
      <text:p text:style-name="P1">La edad de Gloria hace 5 años: x-5 </text:p>
      <text:p text:style-name="P1"/>
      <text:p text:style-name="P1">¿Cómo puedo decir, “mi edad + la edad de Gloria”? ¿x+x? No! Hemos utilizado la misma letra para contextos distintos. </text:p>
      <text:p text:style-name="P1">Ejemplo 3)</text:p>
      <text:p text:style-name="P1">La edad de Gloria: x</text:p>
      <text:p text:style-name="P1">Mi edad: y</text:p>
      <text:p text:style-name="P7">La edad de Gloria más la mía: x+y</text:p>
      <text:p text:style-name="P1">La edad de Gloria <text:span text:style-name="T1">por</text:span> la mía: x<text:span text:style-name="T1">·</text:span>y.</text:p>
      <text:p text:style-name="P2">Mi edad por la de Gloria al cuadrado: x<text:span text:style-name="T2">^2·y</text:span></text:p>
      <text:p text:style-name="P2">El triple del cuadrado de mi edad por el cubo de la edad de Gloria: <text:span text:style-name="T2">3y^2·x^3</text:span></text:p>
      <text:p text:style-name="P2"/>
      <text:p text:style-name="P3">Oye, ¿y cómo llamamos a esto? ¿3y^2x^3? Esto son monomios: titulito en la pizarra.</text:p>
      <text:p text:style-name="P3"/>
      <text:p text:style-name="P3">Defn: un monomio es una expresión que combina números y letras. </text:p>
      <text:p text:style-name="P3">Partes de un monomio:</text:p>
      <text:p text:style-name="P3">Coeficiente:</text:p>
      <text:p text:style-name="P3">Parte literal:</text:p>
      <text:p text:style-name="P3">Grado: suma de los exponentes.</text:p>
      <text:p text:style-name="P3"/>
      <text:p text:style-name="P3">Ejemplos:</text:p>
      <text:p text:style-name="P3"/>
      <text:p text:style-name="P5"/>
      <text:p text:style-name="P3"/>
      <text:p text:style-name="P3">30 min.</text:p>
      <text:p text:style-name="P3"/>
      <text:p text:style-name="P3">Planteo ejercicios en la pizarra. Que los vayan haciendo por equipos, utilizando la intuición. Que le echen imaginación.</text:p>
      <text:p text:style-name="P3">x+x</text:p>
      <text:p text:style-name="P3">x+y</text:p>
      <text:p text:style-name="P3">2·x+x</text:p>
      <text:p text:style-name="P3">x^2·x^3</text:p>
      <text:p text:style-name="P3">x·x^2</text:p>
      <text:p text:style-name="P3">x^2·y^4</text:p>
      <text:p text:style-name="P3">2x+x+x^2</text:p>
      <text:p text:style-name="P3">x^2·y^3</text:p>
      <text:p text:style-name="P3">(x^2·y^3)^3</text:p>
      <text:p text:style-name="P3">x^2+x^2+x^3</text:p>
      <text:p text:style-name="P3">y^3+x^2·y^3</text:p>
      <text:p text:style-name="P3"><text:soft-page-break/>y^3x^2+y^3x^2</text:p>
      <text:p text:style-name="P3">y^2·x^3z^4+2·y^2·x^3·x^4</text:p>
      <text:p text:style-name="P4">2/3x+1/3x</text:p>
      <text:p text:style-name="P4">1/3x+2/3x^2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9:25:55.655378595</meta:creation-date>
    <meta:generator>LibreOffice/5.1.4.2$Linux_X86_64 LibreOffice_project/10m0$Build-2</meta:generator>
    <dc:date>2017-02-22T08:28:36.617759568</dc:date>
    <meta:editing-duration>PT12H38M55S</meta:editing-duration>
    <meta:editing-cycles>2</meta:editing-cycles>
    <meta:document-statistic meta:table-count="0" meta:image-count="0" meta:object-count="0" meta:page-count="2" meta:paragraph-count="40" meta:word-count="213" meta:character-count="1201" meta:non-whitespace-character-count="1015"/>
  </office:meta>
</office:document-meta>
</file>